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.026cm" draw:stroke-linejoin="round" draw:fill="none" draw:textarea-vertical-align="top" draw:auto-grow-height="true" fo:min-height="1.771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none" svg:stroke-width="0.026cm" draw:stroke-linejoin="round" draw:fill="none" draw:textarea-vertical-align="top" draw:auto-grow-height="true" fo:min-height="1.771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none" svg:stroke-width="0.026cm" draw:stroke-linejoin="round" draw:fill="none" draw:textarea-vertical-align="top" draw:auto-grow-height="true" fo:min-height="1.771cm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none" svg:stroke-width="0.026cm" draw:stroke-linejoin="round" draw:fill="none" draw:textarea-vertical-align="top" draw:auto-grow-height="true" fo:min-height="1.771cm" fo:padding-top="0.125cm" fo:padding-bottom="0.125cm" fo:padding-left="0.25cm" fo:padding-right="0.25cm" fo:wrap-option="wrap"/>
    </style:style>
    <style:style style:name="gr5" style:family="graphic" style:parent-style-name="standard">
      <style:graphic-properties svg:stroke-width="0.2cm" svg:stroke-color="#ffffff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 draw:shadow="hidden"/>
    </style:style>
    <style:style style:name="gr6" style:family="graphic" style:parent-style-name="standard" style:list-style-name="L1">
      <style:graphic-properties draw:stroke="none" svg:stroke-width="0.026cm" draw:stroke-linejoin="round" draw:fill="none" draw:textarea-vertical-align="top" draw:auto-grow-height="true" fo:min-height="1.771cm" fo:padding-top="0.125cm" fo:padding-bottom="0.125cm" fo:padding-left="0.25cm" fo:padding-right="0.25cm" fo:wrap-option="wrap"/>
    </style:style>
    <style:style style:name="gr7" style:family="graphic" style:parent-style-name="standard" style:list-style-name="L1">
      <style:graphic-properties draw:stroke="none" svg:stroke-width="0.026cm" draw:stroke-linejoin="round" draw:fill="none" draw:textarea-vertical-align="top" draw:auto-grow-height="true" fo:min-height="1.771cm" fo:padding-top="0.125cm" fo:padding-bottom="0.125cm" fo:padding-left="0.25cm" fo:padding-right="0.25cm" fo:wrap-option="wrap"/>
    </style:style>
    <style:style style:name="gr8" style:family="graphic">
      <style:graphic-properties style:protect="size"/>
    </style:style>
    <style:style style:name="pr1" style:family="presentation" style:parent-style-name="Default-backgroundobjects" style:list-style-name="L1">
      <style:graphic-properties draw:stroke="none" draw:fill="none" draw:fill-color="#ffffff" draw:textarea-vertical-align="top" draw:auto-grow-height="false" fo:min-height="12.406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stroke="none" draw:stroke-linejoin="round" draw:fill="none" draw:fill-color="#ffffff" draw:textarea-vertical-align="middle" draw:auto-grow-height="false" fo:min-height="12.406cm" fo:padding-top="0.125cm" fo:padding-bottom="0.125cm" fo:padding-left="0.25cm" fo:padding-right="0.25cm" fo:wrap-option="no-wrap"/>
    </style:style>
    <style:style style:name="P1" style:family="paragraph">
      <style:paragraph-properties fo:margin-top="0cm" fo:margin-bottom="0cm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" style:family="paragraph">
      <style:paragraph-properties fo:margin-top="0cm" fo:margin-bottom="0cm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font-style="italic" style:font-style-asian="italic" style:font-style-complex="italic"/>
    </style:style>
    <style:style style:name="P5" style:family="paragraph">
      <style:paragraph-properties fo:margin-top="0cm" fo:margin-bottom="0cm" fo:text-align="start"/>
      <style:text-properties fo:font-size="18pt" style:font-size-asian="14pt" style:font-size-complex="14pt"/>
    </style:style>
    <style:style style:name="P6" style:family="paragraph">
      <style:text-properties fo:font-size="18pt"/>
    </style:style>
    <style:style style:name="T1" style:family="text">
      <style:text-properties fo:color="#ffffff" style:text-line-through-style="none" fo:font-family="'Myriad Web'" fo:font-size="22pt" fo:letter-spacing="normal" fo:font-style="normal" style:text-underline-style="none" fo:font-weight="normal" style:font-family-asian="Arial" style:font-size-asian="22pt" style:font-style-asian="normal" style:font-weight-asian="normal" style:font-family-complex="Arial" style:font-size-complex="22pt" style:font-style-complex="normal" style:font-weight-complex="normal"/>
    </style:style>
    <style:style style:name="T2" style:family="text">
      <style:text-properties fo:color="#ffffff" style:text-line-through-style="none" fo:font-family="'Myriad Web'" fo:font-size="22pt" fo:letter-spacing="normal" style:text-underline-style="none" fo:font-weight="normal" style:font-family-asian="Arial" style:font-size-asian="22pt" style:font-weight-asian="normal" style:font-family-complex="Arial" style:font-size-complex="22pt" style:font-weight-complex="normal"/>
    </style:style>
    <style:style style:name="T3" style:family="text">
      <style:text-properties fo:color="#ffffff" style:text-line-through-style="none" fo:font-family="'Myriad Web'" fo:font-size="22pt" fo:letter-spacing="normal" fo:font-style="italic" style:text-underline-style="none" fo:font-weight="normal" style:font-family-asian="+mn-ea" style:font-size-asian="22pt" style:font-style-asian="italic" style:font-weight-asian="normal" style:font-family-complex="+mn-cs" style:font-size-complex="22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name="Text Box 2" draw:style-name="gr1" draw:text-style-name="P1" draw:layer="layout" svg:width="20.257cm" svg:height="2.021cm" svg:x="1.645cm" svg:y="2.871cm">
          <text:p text:style-name="P1"><text:span text:style-name="T1">What is the relation between a joint action and the goal (or goals) to which it is directed?</text:span></text:p>
          <draw:enhanced-geometry svg:viewBox="0 0 21600 21600" draw:type="rectangle" draw:enhanced-path="M 0 0 L 21600 0 21600 21600 0 21600 0 0 Z N"/>
        </draw:custom-shape>
        <draw:custom-shape draw:name="Text Box 2" draw:style-name="gr2" draw:text-style-name="P1" draw:layer="layout" svg:width="2.854cm" svg:height="2.021cm" svg:x="1.646cm" svg:y="8.372cm">
          <text:p text:style-name="P1"><text:span text:style-name="T1">action</text:span></text:p>
          <draw:enhanced-geometry svg:viewBox="0 0 21600 21600" draw:type="rectangle" draw:enhanced-path="M 0 0 L 21600 0 21600 21600 0 21600 0 0 Z N"/>
        </draw:custom-shape>
        <draw:custom-shape draw:name="Text Box 2" draw:style-name="gr3" draw:text-style-name="P2" draw:layer="layout" svg:width="3.254cm" svg:height="2.021cm" svg:x="9.496cm" svg:y="8.373cm">
          <text:p text:style-name="P2"><text:span text:style-name="T1">goal-state</text:span></text:p>
          <draw:enhanced-geometry svg:viewBox="0 0 21600 21600" draw:type="rectangle" draw:enhanced-path="M 0 0 L 21600 0 21600 21600 0 21600 0 0 Z N"/>
        </draw:custom-shape>
        <draw:custom-shape draw:name="Text Box 2" draw:style-name="gr4" draw:text-style-name="P1" draw:layer="layout" svg:width="4.754cm" svg:height="2.021cm" svg:x="8.746cm" svg:y="13.474cm">
          <text:p text:style-name="P2"><text:span text:style-name="T1">goal-outcome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9.5cm" svg:y1="9.5cm" svg:x2="4.5cm" svg:y2="9cm">
          <text:p text:style-name="P3"/>
        </draw:line>
        <draw:line draw:style-name="gr5" draw:text-style-name="P3" draw:layer="layout" svg:x1="10.9cm" svg:y1="10.6cm" svg:x2="11cm" svg:y2="13.5cm">
          <text:p/>
        </draw:line>
        <draw:custom-shape draw:name="Text Box 2" draw:style-name="gr6" draw:text-style-name="P4" draw:layer="layout" svg:width="2.854cm" svg:height="2.021cm" svg:x="6.146cm" svg:y="7.773cm">
          <text:p text:style-name="P4"><text:span text:style-name="T2">causes</text:span></text:p>
          <draw:enhanced-geometry svg:viewBox="0 0 21600 21600" draw:type="rectangle" draw:enhanced-path="M 0 0 L 21600 0 21600 21600 0 21600 0 0 Z N"/>
        </draw:custom-shape>
        <draw:custom-shape draw:name="Text Box 2" draw:style-name="gr7" draw:text-style-name="P4" draw:layer="layout" svg:width="3.954cm" svg:height="2.021cm" svg:x="11.546cm" svg:y="11.174cm">
          <text:p text:style-name="P4"><text:span text:style-name="T2">specifie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frame draw:name="Rectangle 7" presentation:style-name="pr1" draw:text-style-name="P5" draw:layer="layout" svg:width="0.001cm" svg:height="0.001cm" svg:x="0.118cm" svg:y="0.001cm" presentation:class="page-number">
            <draw:text-box>
              <text:p text:style-name="P5"><text:span text:style-name="T3"><text:page-number>&lt;number&gt;</text:page-number></text:span><text:span text:style-name="T3"><text:page-number>&lt;number&gt;</text:page-number></text:span></text:p>
            </draw:text-box>
          </draw:frame>
          <draw:page-thumbnail draw:name="Text Box 1" draw:style-name="gr8" draw:layer="layout" svg:width="13.784cm" svg:height="10.34cm" svg:x="2.549cm" svg:y="2.068cm" draw:page-number="1" presentation:class="page"/>
          <draw:frame draw:name="Text Box 2" presentation:style-name="pr2" draw:text-style-name="P6" draw:layer="layout" svg:width="15.107cm" svg:height="12.668cm" svg:x="1.887cm" svg:y="13.097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11-21T19:51:56</meta:creation-date>
    <meta:editing-duration>PT00H04M59S</meta:editing-duration>
    <meta:editing-cycles>3</meta:editing-cycles>
    <dc:date>2010-11-21T20:06:45</dc:date>
    <meta:generator>NeoOffice/3.1.1$Unix OpenOffice.org_project/Patch 0</meta:generator>
    <meta:print-date>2010-11-21T20:06:11</meta:print-date>
    <meta:document-statistic meta:object-count="32"/>
  </office:meta>
</office:document-meta>
</file>